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6000004A0AAA2F1E0E6D0C58D.jpg" manifest:media-type="image/jpeg"/>
  <manifest:file-entry manifest:full-path="Pictures/10000001000001A8000000C8567318D8E7EDCB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subtitle">
      <style:graphic-properties draw:fill-color="#ffffff" fo:min-height="13.9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style:font-size-asian="20pt"/>
    </style:style>
    <style:style style:name="P7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draw:style-name="gr1" draw:text-style-name="P1" draw:layer="layout" svg:width="14.96cm" svg:height="7.056cm" svg:x="6.5cm" svg:y="0.5cm">
          <draw:image xlink:href="Pictures/10000001000001A8000000C8567318D8E7EDCB8D.png" xlink:type="simple" xlink:show="embed" xlink:actuate="onLoad" draw:mime-type="image/png">
            <text:p/>
          </draw:image>
        </draw:frame>
        <draw:frame presentation:style-name="pr1" draw:text-style-name="P3" draw:layer="layout" svg:width="25cm" svg:height="13.91cm" svg:x="0cm" svg:y="4cm" presentation:class="subtitle" presentation:user-transformed="true">
          <draw:text-box>
            <text:p><text:span text:style-name="T1">資展期中報告</text:span></text:p>
            <text:p text:style-name="P2">報名人:賴俊廷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>為甚麼要做甜點購物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/>
              </text:list-header>
              <text:list-item>
                <text:p text:style-name="P2">因為我剛好在吃甜點</text:p>
              </text:list-item>
            </text:list>
          </draw:text-box>
        </draw:frame>
        <draw:frame draw:style-name="gr3" draw:text-style-name="P5" draw:layer="layout" svg:width="16cm" svg:height="11cm" svg:x="0.5cm" svg:y="2.5cm">
          <draw:image xlink:href="Pictures/1000000000000386000004A0AAA2F1E0E6D0C58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>
          <draw:text-box>
            <text:p text:style-name="P4">專案 <text:s/>甜點訂購單功能</text:p>
          </draw:text-box>
        </draw:frame>
        <draw:frame presentation:style-name="pr7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查看商品圖片與說明</text:p>
              </text:list-item>
              <text:list-item>
                <text:p>添加至購物車</text:p>
              </text:list-item>
              <text:list-item>
                <text:p>查看購物車</text:p>
              </text:list-item>
              <text:list-item>
                <text:p>後臺訂單增刪改查</text:p>
              </text:list-item>
              <text:list-item>
                <text:p>會員登入系統</text:p>
                <text:p/>
                <text:p/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5T09:57:15.941000000</meta:creation-date>
    <meta:editing-duration>PT8H34M18S</meta:editing-duration>
    <meta:editing-cycles>4</meta:editing-cycles>
    <meta:generator>LibreOffice/7.3.5.2$Windows_X86_64 LibreOffice_project/184fe81b8c8c30d8b5082578aee2fed2ea847c01</meta:generator>
    <dc:title>Blue Curve</dc:title>
    <dc:date>2022-12-16T16:25:18.812000000</dc:date>
    <meta:document-statistic meta:object-count="48"/>
  </office:meta>
</office:document-meta>
</file>